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Table 1:
</text:p>
          </table:table-cell>
        </table:table-row>
        <table:table-row table:style-name="heightsuit14pt">
          <table:table-cell table:style-name="text">
            <text:p>It’s very cooooool table!
</text:p>
          </table:table-cell>
        </table:table-row>
        <table:table-row/>
        <table:table-row>
          <table:table-cell/>
          <table:table-cell table:style-name="tablehead">
            <text:p>-1</text:p>
          </table:table-cell>
          <table:table-cell table:style-name="tablehead">
            <text:p>-2</text:p>
          </table:table-cell>
          <table:table-cell table:style-name="tablehead">
            <text:p>-3</text:p>
          </table:table-cell>
          <table:table-cell table:style-name="tablehead">
            <text:p>-4</text:p>
          </table:table-cell>
          <table:table-cell table:style-name="tablehead">
            <text:p>-5</text:p>
          </table:table-cell>
        </table:table-row>
        <table:table-row>
          <table:table-cell/>
          <table:table-cell table:style-name="tablebody">
            <text:p>-6</text:p>
          </table:table-cell>
          <table:table-cell table:style-name="tablebody">
            <text:p>-7</text:p>
          </table:table-cell>
          <table:table-cell table:style-name="tablebody">
            <text:p>-8</text:p>
          </table:table-cell>
          <table:table-cell table:style-name="tablebody">
            <text:p>-9</text:p>
          </table:table-cell>
          <table:table-cell table:style-name="tablebody">
            <text:p>-10</text:p>
          </table:table-cell>
        </table:table-row>
        <table:table-row/>
        <table:table-row table:style-name="heightsuit14pt">
          <table:table-cell table:style-name="text">
            <text:p>Table 2:

</text:p>
          </table:table-cell>
        </table:table-row>
        <table:table-row table:style-name="heightsuit14pt">
          <table:table-cell table:style-name="text">
            <text:p>It’s warmer one:
</text:p>
          </table:table-cell>
        </table:table-row>
        <table:table-row/>
        <table:table-row>
          <table:table-cell/>
          <table:table-cell table:style-name="tablehead">
            <text:p>+1</text:p>
          </table:table-cell>
          <table:table-cell table:style-name="tablehead">
            <text:p>+2</text:p>
          </table:table-cell>
          <table:table-cell table:style-name="tablehead">
            <text:p>+3</text:p>
          </table:table-cell>
        </table:table-row>
        <table:table-row>
          <table:table-cell/>
          <table:table-cell table:style-name="tablebody">
            <text:p>+4</text:p>
          </table:table-cell>
          <table:table-cell table:style-name="tablebody">
            <text:p>+5</text:p>
          </table:table-cell>
          <table:table-cell table:style-name="tablebody">
            <text:p>+6</text:p>
          </table:table-cell>
        </table:table-row>
        <table:table-row>
          <table:table-cell/>
          <table:table-cell table:style-name="tablebody">
            <text:p>+7</text:p>
          </table:table-cell>
          <table:table-cell table:style-name="tablebody">
            <text:p>+8</text:p>
          </table:table-cell>
          <table:table-cell table:style-name="tablebody">
            <text:p>+9</text:p>
          </table:table-cell>
        </table:table-row>
        <table:table-row/>
        <table:table-column table:style-name="Wwide"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head" style:family="table-cell" style:parent-style-name="Default">
      <style:table-cell-properties fo:background-color="#ccffff" style:text-align-source="fix" style:repeat-content="false" fo:wrap-option="wrap" fo:border="0.06pt solid #000000" style:vertical-align="top" ns42:vertical-justify="auto"/>
      <style:paragraph-properties fo:text-align="center" css3t:text-justify="auto"/>
      <style:text-properties fo:font-weight="bold" style:font-weight-asian="bold" style:font-weight-complex="bold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  <style:style style:name="Mtablebody" style:family="table-cell" style:parent-style-name="Default">
      <style:table-cell-properties fo:background-color="#eeeeee" style:text-align-source="fix" style:repeat-content="false" fo:wrap-option="wrap" fo:border="0.06pt solid #000000" style:vertical-align="top" ns42:vertical-justify="auto"/>
      <style:paragraph-properties fo:text-align="end" css3t:text-justify="auto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